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bd20" officeooo:paragraph-rsid="000abd20"/>
    </style:style>
    <style:style style:name="P2" style:family="paragraph" style:parent-style-name="Standard">
      <style:text-properties officeooo:paragraph-rsid="000c8998"/>
    </style:style>
    <style:style style:name="P3" style:family="paragraph" style:parent-style-name="Standard">
      <style:text-properties officeooo:rsid="000abd20" officeooo:paragraph-rsid="000e53cc"/>
    </style:style>
    <style:style style:name="P4" style:family="paragraph" style:parent-style-name="Standard">
      <style:text-properties officeooo:rsid="00103c2d" officeooo:paragraph-rsid="00103c2d"/>
    </style:style>
    <style:style style:name="P5" style:family="paragraph" style:parent-style-name="Standard">
      <style:text-properties officeooo:rsid="0011672c" officeooo:paragraph-rsid="0011672c"/>
    </style:style>
    <style:style style:name="P6" style:family="paragraph" style:parent-style-name="Standard">
      <style:text-properties officeooo:rsid="0011672c" officeooo:paragraph-rsid="0011c66f"/>
    </style:style>
    <style:style style:name="P7" style:family="paragraph" style:parent-style-name="Standard">
      <style:text-properties officeooo:rsid="0011c66f" officeooo:paragraph-rsid="0011c66f"/>
    </style:style>
    <style:style style:name="P8" style:family="paragraph" style:parent-style-name="Standard">
      <style:text-properties officeooo:rsid="0011672c" officeooo:paragraph-rsid="0012d7f7"/>
    </style:style>
    <style:style style:name="T1" style:family="text">
      <style:text-properties officeooo:rsid="0011672c"/>
    </style:style>
    <style:style style:name="T2" style:family="text">
      <style:text-properties officeooo:rsid="000c8620"/>
    </style:style>
    <style:style style:name="T3" style:family="text">
      <style:text-properties officeooo:rsid="000c8998"/>
    </style:style>
    <style:style style:name="T4" style:family="text">
      <style:text-properties officeooo:rsid="000e53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COMANDOS MYSQL PARA BACKUP : Transaction_ecommerce, <text:span text:style-name="T2">Desafio_ecommerce</text:span> <text:span text:style-name="T3">e Desafio_oficina.</text:span></text:p>
      <text:p text:style-name="Standard">-C:\Windows\System32&gt;cd C:\Program Files\MySQL\MySQL Server 9.2\bin\</text:p>
      <text:p text:style-name="Standard"/>
      <text:p text:style-name="Standard">-C:\Program Files\MySQL\MySQL Server 9.2\bin&gt;mysqldump --user root --password --databases transaction_ecommerce &gt; transction_ecommerce_backup.sql</text:p>
      <text:p text:style-name="Standard">-C:\Program Files\MySQL\MySQL Server 9.2\bin&gt;dir</text:p>
      <text:p text:style-name="Standard"/>
      <text:p text:style-name="Standard">-C:\Program Files\MySQL\MySQL Server 9.2\bin&gt;mysqldump --user root --password --databases Desafio_ecommerce &gt; Desafio_ecommerce_backup.sql</text:p>
      <text:p text:style-name="Standard">-C:\Program Files\MySQL\MySQL Server 9.2\bin&gt;dir</text:p>
      <text:p text:style-name="Standard"/>
      <text:p text:style-name="Standard">-C:\Program Files\MySQL\MySQL Server 9.2\bin&gt;mysqldump --user root --password --databases Desafio_oficina &gt; Desafio_oficina_backup.sql</text:p>
      <text:p text:style-name="P2">-C:\Program Files\MySQL\MySQL Server 9.2\bin&gt;dir</text:p>
      <text:p text:style-name="P2"/>
      <text:p text:style-name="P3"><text:span text:style-name="T1">2. </text:span><text:span text:style-name="T4">RECOVERY EM MY</text:span>SQL: <text:span text:style-name="T4">ecommerce e oficina.</text:span></text:p>
      <text:p text:style-name="P3"/>
      <text:p text:style-name="P2">-C:\Program Files\MySQL\MySQL Server 9.2\bin&gt;mysql --user root --password &lt; Desafio_ecommerce_backup.sql</text:p>
      <text:p text:style-name="P2">-C:\Program Files\MySQL\MySQL Server 9.2\bin&gt;mysql --user root --password &lt; Desafio_oficina_backup.sql</text:p>
      <text:p text:style-name="P2"/>
      <text:p text:style-name="P4"><text:span text:style-name="T1">3. </text:span>ROTINAS: Company e Oficina</text:p>
      <text:p text:style-name="P2"/>
      <text:p text:style-name="P2">-C:\Program Files\MySQL\MySQL Server 9.2\bin&gt;mysqldump --routines --triggers -u root -p company_constraints &gt; company_constraints_backup.sql</text:p>
      <text:p text:style-name="P2"/>
      <text:p text:style-name="P2">-C:\Program Files\MySQL\MySQL Server 9.2\bin&gt;mysqldump --routines --triggers -u root -p oficina_constraints &gt; oficina_constraints_backup.sql</text:p>
      <text:p text:style-name="P2"/>
      <text:p text:style-name="P5">4. SEPARANDO OS DUMP FILES EM STATEMENTS SQL</text:p>
      <text:p text:style-name="P2"/>
      <text:p text:style-name="P2">-C:\Program Files\MySQL\MySQL Server 9.2\bin&gt;mysqldump --no-data -u root -p transaction_exemple &gt; transaction_exemple_no_data_backup.sql</text:p>
      <text:p text:style-name="P5">-C:\Program Files\MySQL\MySQL Server 9.2\bin&gt;dir</text:p>
      <text:p text:style-name="P5"/>
      <text:p text:style-name="P5">-C:\Program Files\MySQL\MySQL Server 9.2\bin&gt;mysqldump --no-create-info -u root -p transaction_exemple &gt; transaction_exemple_no_info_backup.sql</text:p>
      <text:p text:style-name="P6">-C:\Program Files\MySQL\MySQL Server 9.2\bin&gt;dir</text:p>
      <text:p text:style-name="P6"/>
      <text:p text:style-name="P7">5. VERIFICANDO OUTRAS OPÇÕES DE BACKUP MYSQL</text:p>
      <text:p text:style-name="P5"/>
      <text:p text:style-name="P5">-C:\Program Files\MySQL\MySQL Server 9.2\bin&gt;mysqldump -u root -p --all-databases &gt; all_databases_backup.sql</text:p>
      <text:p text:style-name="P6">-C:\Program Files\MySQL\MySQL Server 9.2\bin&gt;dir</text:p>
      <text:p text:style-name="P6">-C:\Program Files\MySQL\MySQL Server 9.2\bin&gt;mysqldump -u root -p --databases company_constraints customer_managment &gt; all_databases_backup.sql</text:p>
      <text:p text:style-name="P8">-C:\Program Files\MySQL\MySQL Server 9.2\bin&gt;dir</text:p>
      <text:p text:style-name="P8">C:\Program Files\MySQL\MySQL Server 9.2\bin&gt;mysqldump -u root -p transaction_exemple ordersdetails &gt; transaction_exemple_tbl_ordersdetails_backup.sql</text:p>
      <text:p text:style-name="P8">-C:\Program Files\MySQL\MySQL Server 9.2\bin&gt;di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1T20:46:14.317964500</meta:creation-date>
    <dc:date>2025-04-01T00:11:41.991271700</dc:date>
    <meta:editing-duration>PT3H3M1S</meta:editing-duration>
    <meta:editing-cycles>10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26" meta:word-count="225" meta:character-count="2284" meta:non-whitespace-character-count="2106"/>
  </office:meta>
</office:document-meta>
</file>